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2.3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6.3cm" fo:padding-top="0.225cm" fo:padding-bottom="0.225cm" fo:padding-left="0.35cm" fo:padding-right="0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4cm" svg:x="2cm" svg:y="3.9cm">
          <text:p text:style-name="P1">Message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4cm" svg:x="5cm" svg:y="3.9cm">
          <text:p text:style-name="P1">Data Lengt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4cm" svg:x="12cm" svg:y="3.9cm">
          <text:p text:style-name="P1">Compress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4cm" svg:x="19cm" svg:y="3.9cm">
          <text:p text:style-name="P1">Timestam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03cm" svg:height="0.962cm" svg:x="2.4cm" svg:y="2.638cm">
          <draw:text-box>
            <text:p text:style-name="P3"><text:span text:style-name="T1">1 Byte</text:span></text:p>
          </draw:text-box>
        </draw:frame>
        <draw:frame draw:style-name="gr3" draw:text-style-name="P4" draw:layer="layout" svg:width="2.754cm" svg:height="0.962cm" svg:x="7.097cm" svg:y="2.538cm">
          <draw:text-box>
            <text:p text:style-name="P3"><text:span text:style-name="T1">4 Bytes</text:span></text:p>
          </draw:text-box>
        </draw:frame>
        <draw:frame draw:style-name="gr3" draw:text-style-name="P4" draw:layer="layout" svg:width="2.754cm" svg:height="0.962cm" svg:x="14.197cm" svg:y="2.538cm">
          <draw:text-box>
            <text:p text:style-name="P3"><text:span text:style-name="T1">4 Bytes</text:span></text:p>
          </draw:text-box>
        </draw:frame>
        <draw:frame draw:style-name="gr3" draw:text-style-name="P4" draw:layer="layout" svg:width="2.754cm" svg:height="0.962cm" svg:x="21.2cm" svg:y="2.538cm">
          <draw:text-box>
            <text:p text:style-name="P3"><text:span text:style-name="T1">4 By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0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3:38:06.124383641</meta:creation-date>
    <dc:date>2020-04-08T13:44:26.682975200</dc:date>
    <meta:editing-duration>PT6M20S</meta:editing-duration>
    <meta:editing-cycles>2</meta:editing-cycles>
    <meta:generator>LibreOffice/6.4.2.2$Linux_X86_64 LibreOffice_project/40$Build-2</meta:generator>
    <meta:document-statistic meta:object-count="8"/>
  </office:meta>
</office:document-meta>
</file>